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6354in" style:rel-column-width="6011*"/>
    </style:style>
    <style:style style:name="Table1.B" style:family="table-column">
      <style:table-column-properties style:column-width="6.2917in" style:rel-column-width="595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7708in" fo:margin-left="0.0771in" fo:margin-right="0.0771in" table:align="margins"/>
    </style:style>
    <style:style style:name="Table5.A" style:family="table-column">
      <style:table-column-properties style:column-width="2.8847in" style:rel-column-width="27921*"/>
    </style:style>
    <style:style style:name="Table5.B" style:family="table-column">
      <style:table-column-properties style:column-width="0.1674in" style:rel-column-width="1619*"/>
    </style:style>
    <style:style style:name="Table5.C" style:family="table-column">
      <style:table-column-properties style:column-width="1.9368in" style:rel-column-width="18746*"/>
    </style:style>
    <style:style style:name="Table5.D" style:family="table-column">
      <style:table-column-properties style:column-width="1.7819in" style:rel-column-width="17249*"/>
    </style:style>
    <style:style style:name="Table5.1" style:family="table-row">
      <style:table-row-properties style:min-row-height="0.3333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5.3" style:family="table-row">
      <style:table-row-properties style:min-row-height="0.4542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5.0313in" style:rel-column-width="47599*"/>
    </style:style>
    <style:style style:name="Table6.B" style:family="table-column">
      <style:table-column-properties style:column-width="1.8958in" style:rel-column-width="1793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T1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logo" text:anchor-type="paragraph" svg:x="0.0799in" svg:y="0.05in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1.B1" office:value-type="string">
            <text:p text:style-name="P11"><text:s text:c="52"/><text:text-input text:description="">$credit.title</text:text-input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umber 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3" office:value-type="string">
            <text:p text:style-name="P1"><text:text-input text:description="">$credit.billTo.address1</text:text-input></text:p>
            <text:p text:style-name="P1"><text:text-input text:description="">$credit.billTo.street</text:text-input></text:p>
            <text:p text:style-name="P1"><text:text-input text:description="">$credit.billTo.city</text:text-input></text:p>
            <text:p text:style-name="P1"><text:text-input text:description="">$credit.billTo.stateOrProvinence</text:text-input></text:p>
            <text:p text:style-name="P1"><text:text-input text:description="">$credit.billTo.zipOrPostalCode</text:text-input></text:p>
            <text:p text:style-name="P1"><text:text-input text:description="">$credit.billTo.countryOrRegion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3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Name</text:p>
          </table:table-cell>
          <table:table-cell table:style-name="Table5.A2" office:value-type="string">
            <text:p text:style-name="P4"><text:text-input text:description="">$credit.customerName</text:text-input></text:p>
          </table:table-cell>
        </table:table-row>
        <table:table-row table:style-name="Table5.1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Primary Currency </text:p>
          </table:table-cell>
          <table:table-cell table:style-name="Table5.A2" office:value-type="string">
            <text:p text:style-name="P2"><text:text-input text:description="">$credit.currency</text:text-input><text:span text:style-name="T1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vatRate </text:p>
          </table:table-cell>
          <table:table-cell table:style-name="Table3.H1" office:value-type="string">
            <text:p text:style-name="P8"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1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</text:p>
          </table:table-cell>
          <table:table-cell table:style-name="Table4.C2" office:value-type="string">
            <text:p text:style-name="P7"><text:text-input text:description="">$credit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text-input text:description="">$credit.regAddress.address1</text:text-input></text:p>
            <text:p text:style-name="Table_20_Contents"><text:text-input text:description="">$credit.regAddress.street</text:text-input></text:p>
            <text:p text:style-name="Table_20_Contents"><text:text-input text:description="">$credit.regAddress.city</text:text-input></text:p>
            <text:p text:style-name="Table_20_Contents"><text:text-input text:description="">$credit.regAddress.stateOrProvinence</text:text-input></text:p>
            <text:p text:style-name="Table_20_Contents"><text:text-input text:description="">$credit.regAddress.zipOrPostalCode</text:text-input></text:p>
            <text:p text:style-name="Table_20_Contents"><text:text-input text:description="">$credit.regAddress.countryOrRegion</text:text-input></text:p>
          </table:table-cell>
          <table:table-cell table:style-name="Table6.B1" office:value-type="string">
            <text:p text:style-name="Table_20_Contents"><draw:frame draw:style-name="fr1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8T18:23:32.80</dc:date>
    <meta:editing-duration>PT02H19M09S</meta:editing-duration>
    <meta:editing-cycles>29</meta:editing-cycles>
    <dc:creator>Nagaraju Palla</dc:creator>
    <meta:document-statistic meta:table-count="7" meta:image-count="2" meta:object-count="0" meta:page-count="1" meta:paragraph-count="45" meta:word-count="54" meta:character-count="874"/>
  </office:meta>
</office:document-meta>
</file>